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4.75in"/>
    </style:style>
    <style:style style:name="Table1.C" style:family="table-column">
      <style:table-column-properties style:column-width="1.0521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188in"/>
    </style:style>
    <style:style style:name="Table1.19" style:family="table-row">
      <style:table-row-properties style:min-row-height="0.2493in"/>
    </style:style>
    <style:style style:name="Table1.20" style:family="table-row">
      <style:table-row-properties style:min-row-height="0.125in"/>
    </style:style>
    <style:style style:name="Table1.27" style:family="table-row">
      <style:table-row-properties style:min-row-height="0.3771in"/>
    </style:style>
    <style:style style:name="P1" style:family="paragraph" style:parent-style-name="Title">
      <style:text-properties officeooo:rsid="00334745" officeooo:paragraph-rsid="00334745"/>
    </style:style>
    <style:style style:name="P2" style:family="paragraph" style:parent-style-name="Text_20_body">
      <style:text-properties fo:font-size="11pt" officeooo:rsid="00351639" officeooo:paragraph-rsid="00351639" style:font-size-asian="11pt" style:font-size-complex="11pt"/>
    </style:style>
    <style:style style:name="P3" style:family="paragraph" style:parent-style-name="Text_20_body">
      <style:text-properties fo:font-size="11pt" officeooo:rsid="003683e7" officeooo:paragraph-rsid="003683e7" style:font-size-asian="11pt" style:font-size-complex="11pt"/>
    </style:style>
    <style:style style:name="P4" style:family="paragraph" style:parent-style-name="Text_20_body">
      <style:text-properties fo:font-size="11pt" officeooo:rsid="00373678" officeooo:paragraph-rsid="00373678" style:font-size-asian="11pt" style:font-size-complex="11pt"/>
    </style:style>
    <style:style style:name="P5" style:family="paragraph" style:parent-style-name="Text_20_body">
      <style:text-properties fo:font-size="11pt" officeooo:paragraph-rsid="003935c2" style:font-size-asian="11pt" style:font-size-complex="11pt"/>
    </style:style>
    <style:style style:name="P6" style:family="paragraph" style:parent-style-name="Text_20_body">
      <style:text-properties fo:font-size="11pt" officeooo:paragraph-rsid="003a31d1" style:font-size-asian="11pt" style:font-size-complex="11pt"/>
    </style:style>
    <style:style style:name="P7" style:family="paragraph" style:parent-style-name="Text_20_body">
      <style:text-properties fo:font-size="11pt" officeooo:paragraph-rsid="003c1ac7" style:font-size-asian="11pt" style:font-size-complex="11pt"/>
    </style:style>
    <style:style style:name="P8" style:family="paragraph" style:parent-style-name="Text_20_body">
      <style:text-properties fo:font-size="11pt" officeooo:rsid="003d7ca1" officeooo:paragraph-rsid="003d7ca1" style:font-size-asian="11pt" style:font-size-complex="11pt"/>
    </style:style>
    <style:style style:name="P9" style:family="paragraph" style:parent-style-name="Text_20_body">
      <style:text-properties fo:font-size="8pt" officeooo:rsid="0040aa6e" officeooo:paragraph-rsid="0040aa6e" style:font-size-asian="8pt" style:font-size-complex="8pt"/>
    </style:style>
    <style:style style:name="P10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paragraph-rsid="003d7ca1"/>
    </style:style>
    <style:style style:name="P11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rsid="00351639" officeooo:paragraph-rsid="00351639" style:font-size-asian="11pt" style:font-size-complex="11pt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rsid="003683e7" officeooo:paragraph-rsid="003683e7" style:font-size-asian="11pt" style:font-size-complex="11pt"/>
    </style:style>
    <style:style style:name="P13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paragraph-rsid="003935c2" style:font-size-asian="11pt" style:font-size-complex="11pt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paragraph-rsid="003a31d1" style:font-size-asian="11pt" style:font-size-complex="11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paragraph-rsid="003c1ac7" style:font-size-asian="11pt" style:font-size-complex="11pt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rsid="003d7ca1" officeooo:paragraph-rsid="003d7ca1" style:font-size-asian="11pt" style:font-size-complex="11pt"/>
    </style:style>
    <style:style style:name="P17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1pt" officeooo:paragraph-rsid="003d7ca1" style:font-size-asian="11pt" style:font-size-complex="11pt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font-size="11pt" officeooo:paragraph-rsid="003935c2" style:font-size-asian="11pt" style:font-size-complex="11pt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size="11pt" officeooo:paragraph-rsid="003a31d1" style:font-size-asian="11pt" style:font-size-complex="11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3d7ca1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b517a" officeooo:paragraph-rsid="002b517a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e3015" officeooo:paragraph-rsid="002e301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317172" officeooo:paragraph-rsid="0031717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7bc5b" officeooo:paragraph-rsid="0027bc5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230aa1" officeooo:paragraph-rsid="00230aa1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1d0297" officeooo:paragraph-rsid="001d0297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279a48" officeooo:paragraph-rsid="00279a4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162bdc" officeooo:paragraph-rsid="00162bdc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162bdc" officeooo:paragraph-rsid="00214273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1efc99" officeooo:paragraph-rsid="001efc99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1efc99" officeooo:paragraph-rsid="0016225a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2d2e11" officeooo:paragraph-rsid="002d2e11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17546b" officeooo:paragraph-rsid="0017546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1a6b0b" officeooo:paragraph-rsid="001a6b0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189b6a" officeooo:paragraph-rsid="00189b6a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1b5be9" officeooo:paragraph-rsid="001b5be9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1c7cc8" officeooo:paragraph-rsid="001c7cc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0154575" officeooo:paragraph-rsid="00154575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officeooo:rsid="0016225a" officeooo:paragraph-rsid="0016225a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24f6c9" officeooo:paragraph-rsid="0024f6c9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officeooo:rsid="00265571" officeooo:paragraph-rsid="00265571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1pt" officeooo:rsid="002144eb" officeooo:paragraph-rsid="002144eb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2c47ce" officeooo:paragraph-rsid="002c47ce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03c1ac7" officeooo:paragraph-rsid="003c1ac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0154575" officeooo:paragraph-rsid="00154575" style:font-size-asian="11pt" style:font-weight-asian="bold" style:font-size-complex="11pt" style:font-weight-complex="bold"/>
    </style:style>
    <style:style style:name="P46" style:family="paragraph" style:parent-style-name="Heading_20_1">
      <style:paragraph-properties fo:text-align="center" style:justify-single-word="false"/>
      <style:text-properties officeooo:rsid="00334745" officeooo:paragraph-rsid="00334745"/>
    </style:style>
    <style:style style:name="T1" style:family="text">
      <style:text-properties style:text-position="super 58%" officeooo:rsid="00214273"/>
    </style:style>
    <style:style style:name="T2" style:family="text">
      <style:text-properties officeooo:rsid="001b64db"/>
    </style:style>
    <style:style style:name="T3" style:family="text">
      <style:text-properties officeooo:rsid="001d616a"/>
    </style:style>
    <style:style style:name="T4" style:family="text">
      <style:text-properties officeooo:rsid="001efc99"/>
    </style:style>
    <style:style style:name="T5" style:family="text">
      <style:text-properties officeooo:rsid="00214273"/>
    </style:style>
    <style:style style:name="T6" style:family="text">
      <style:text-properties officeooo:rsid="002144eb"/>
    </style:style>
    <style:style style:name="T7" style:family="text">
      <style:text-properties officeooo:rsid="00230aa1"/>
    </style:style>
    <style:style style:name="T8" style:family="text">
      <style:text-properties officeooo:rsid="0023c73e"/>
    </style:style>
    <style:style style:name="T9" style:family="text">
      <style:text-properties officeooo:rsid="002b0ef5"/>
    </style:style>
    <style:style style:name="T10" style:family="text">
      <style:text-properties officeooo:rsid="002c47ce"/>
    </style:style>
    <style:style style:name="T11" style:family="text">
      <style:text-properties officeooo:rsid="002d2e11"/>
    </style:style>
    <style:style style:name="T12" style:family="text">
      <style:text-properties officeooo:rsid="002e3015"/>
    </style:style>
    <style:style style:name="T13" style:family="text">
      <style:text-properties officeooo:rsid="00302a4b"/>
    </style:style>
    <style:style style:name="T14" style:family="text">
      <style:text-properties officeooo:rsid="00317172"/>
    </style:style>
    <style:style style:name="T15" style:family="text">
      <style:text-properties officeooo:rsid="003683e7"/>
    </style:style>
    <style:style style:name="T16" style:family="text">
      <style:text-properties officeooo:rsid="00373678"/>
    </style:style>
    <style:style style:name="T17" style:family="text">
      <style:text-properties officeooo:rsid="0038990e"/>
    </style:style>
    <style:style style:name="T18" style:family="text">
      <style:text-properties officeooo:rsid="003935c2"/>
    </style:style>
    <style:style style:name="T19" style:family="text">
      <style:text-properties officeooo:rsid="003a31d1"/>
    </style:style>
    <style:style style:name="T20" style:family="text">
      <style:text-properties officeooo:rsid="003c1ac7"/>
    </style:style>
    <style:style style:name="T21" style:family="text">
      <style:text-properties officeooo:rsid="003d7ca1"/>
    </style:style>
    <style:style style:name="T22" style:family="text">
      <style:text-properties officeooo:rsid="0040aa6e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officeooo:rsid="0040aa6e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even Canon-Almagro</text:p>
      <text:h text:style-name="P46" text:outline-level="1">SENG300 - ASG3</text:h>
      <text:h text:style-name="P46" text:outline-level="1">10155792 – TUT07 - L02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</text:p>
      <text:p text:style-name="P9">This check list was taken and modified from [1]</text:p>
      <text:p text:style-name="P2">1.<text:tab/>Variable, Attribute, and Constant Declaration Defects (VC)</text:p>
      <text:p text:style-name="P11">-<text:tab/>Are descriptive <text:span text:style-name="T16">and</text:span> constant names used in accord with naming conventions?</text:p>
      <text:p text:style-name="P11">-<text:tab/>are there variables or <text:span text:style-name="T16">attributes</text:span> with <text:span text:style-name="T16">confusingly</text:span> similar name ?</text:p>
      <text:p text:style-name="P11">-<text:tab/>is every variable and attribute correctly types and initialized?</text:p>
      <text:p text:style-name="P11">-<text:tab/><text:span text:style-name="T15">Could any non-local variable be made local?</text:span></text:p>
      <text:p text:style-name="P11"/>
      <text:p text:style-name="P3">2.<text:tab/>Method Definition Defects (FD)</text:p>
      <text:p text:style-name="P12">-<text:tab/>Are <text:span text:style-name="T16">descriptive</text:span> method names used in accord with naming conventions?</text:p>
      <text:p text:style-name="P12">-<text:tab/>Is every method parameter <text:span text:style-name="T16">value</text:span> checked before being used?</text:p>
      <text:p text:style-name="P12">-<text:tab/>for every method <text:span text:style-name="T17">d</text:span>oes it return the correct value at every method return point?</text:p>
      <text:p text:style-name="P12"/>
      <text:p text:style-name="P4">5. <text:tab/><text:span text:style-name="T18">Computation/Numeric Defects (CN)</text:span></text:p>
      <text:p text:style-name="P18">-<text:tab/><text:span text:style-name="T18">Are parenthesis used to avoid ambiguity?</text:span></text:p>
      <text:p text:style-name="P5"><text:span text:style-name="T18">7.<text:tab/>Control Flow Defects (CF)</text:span></text:p>
      <text:p text:style-name="P13">-<text:tab/><text:span text:style-name="T18">Does each switch statement have a default case?</text:span></text:p>
      <text:p text:style-name="P13">-<text:tab/><text:span text:style-name="T18">Are missing switch case break statements correct and marked with a comment?</text:span></text:p>
      <text:p text:style-name="P13">-<text:tab/><text:span text:style-name="T18">Does every method terminate?</text:span></text:p>
      <text:p text:style-name="P13"/>
      <text:p text:style-name="P6"><text:span text:style-name="T19">9.<text:tab/>Module Interface Defects (MI)</text:span></text:p>
      <text:p text:style-name="P19">-<text:tab/><text:span text:style-name="T19">Are the number, order, types, and values of parameters in every method call in <text:tab/>agreement with the called method's declaration</text:span></text:p>
      <text:p text:style-name="P6"><text:span text:style-name="T19">10.<text:tab/>Comment Defects (CM)</text:span></text:p>
      <text:p text:style-name="P14"><text:span text:style-name="T19">-<text:tab/>Does every, method, class, and file have an appropriate header comment?</text:span></text:p>
      <text:p text:style-name="P14">-<text:tab/><text:span text:style-name="T19">Does every attribute, variable, and constant declaration have a comment?</text:span></text:p>
      <text:p text:style-name="P15">-<text:tab/><text:span text:style-name="T20">is the header comment for each method and class consistent with the bahavior of the <text:tab/>method or class?</text:span></text:p>
      <text:p text:style-name="P15">-<text:tab/><text:span text:style-name="T20">Do the comments and code agree?</text:span></text:p>
      <text:p text:style-name="P15">-<text:tab/><text:span text:style-name="T20">Are the enough comments in the code?</text:span></text:p>
      <text:p text:style-name="P15"/>
      <text:p text:style-name="P7"><text:span text:style-name="T20">11.<text:tab/>Layout and Packaging Defects (LP)</text:span></text:p>
      <text:p text:style-name="P7"><text:span text:style-name="T20"><text:tab/>-<text:tab/>is a standard indentation and layout format used consistently?</text:span></text:p>
      <text:p text:style-name="P8">14.<text:tab/>Performance Defects (PE)</text:p>
      <text:p text:style-name="P16">-<text:tab/>is every result that is computed and stored actually used?</text:p>
      <text:p text:style-name="P17"><text:span text:style-name="T21">-<text:tab/>are there tests within a loop that do not need to be done?</text:span></text:p>
      <text:p text:style-name="P10"/>
      <text:p text:style-name="P10"/>
      <text:p text:style-name="P10"/>
      <text:p text:style-name="P20"><text:span text:style-name="T24">[1] </text:span><text:span text:style-name="T23">Fox, C. (1999). Java Inspection Checklist. In (pp. 1-3). Retrieved March 18, 2019, from http://www.cs.toronto.edu/~sme/CSC444F/handouts/java_checklist.pdf 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5">Code Line #</text:p>
          </table:table-cell>
          <table:table-cell table:style-name="Table1.A1" office:value-type="string">
            <text:p text:style-name="P45">Description </text:p>
          </table:table-cell>
          <table:table-cell table:style-name="Table1.C1" office:value-type="string">
            <text:p text:style-name="P45">Severity</text:p>
          </table:table-cell>
        </table:table-row>
        <table:table-row>
          <table:table-cell table:style-name="Table1.A2" office:value-type="string">
            <text:p text:style-name="P38">14</text:p>
          </table:table-cell>
          <table:table-cell table:style-name="Table1.A2" office:value-type="string">
            <text:p text:style-name="P35"><text:span text:style-name="T11">“ONE” v</text:span>ariable <text:span text:style-name="T13">does not have to be a <text:s/>global variable</text:span> </text:p>
          </table:table-cell>
          <table:table-cell table:style-name="Table1.C2" office:value-type="string">
            <text:p text:style-name="P21">Low</text:p>
          </table:table-cell>
        </table:table-row>
        <table:table-row>
          <table:table-cell table:style-name="Table1.A2" office:value-type="string">
            <text:p text:style-name="P35">14</text:p>
          </table:table-cell>
          <table:table-cell table:style-name="Table1.A2" office:value-type="string">
            <text:p text:style-name="P35"><text:span text:style-name="T11">“ONE” v</text:span>ariable is declared but not used in class</text:p>
          </table:table-cell>
          <table:table-cell table:style-name="Table1.C2" office:value-type="string">
            <text:p text:style-name="P21">Low</text:p>
          </table:table-cell>
        </table:table-row>
        <table:table-row>
          <table:table-cell table:style-name="Table1.A2" office:value-type="string">
            <text:p text:style-name="P35">14</text:p>
          </table:table-cell>
          <table:table-cell table:style-name="Table1.A2" office:value-type="string">
            <text:p text:style-name="P35">“<text:span text:style-name="T11">ONE</text:span>” <text:span text:style-name="T11">v</text:span>ariable name<text:span text:style-name="T11">d as a constant. Bad naming </text:span></text:p>
          </table:table-cell>
          <table:table-cell table:style-name="Table1.C2" office:value-type="string">
            <text:p text:style-name="P21">Low</text:p>
          </table:table-cell>
        </table:table-row>
        <table:table-row>
          <table:table-cell table:style-name="Table1.A2" office:value-type="string">
            <text:p text:style-name="P28">2<text:span text:style-name="T6">5</text:span></text:p>
          </table:table-cell>
          <table:table-cell table:style-name="Table1.A2" office:value-type="string">
            <text:p text:style-name="P42">This “/” <text:span text:style-name="T10">indentation </text:span>is wrong <text:s/></text:p>
          </table:table-cell>
          <table:table-cell table:style-name="Table1.C2" office:value-type="string">
            <text:p text:style-name="P21">Minimal</text:p>
          </table:table-cell>
        </table:table-row>
        <table:table-row>
          <table:table-cell table:style-name="Table1.A2" office:value-type="string">
            <text:p text:style-name="P42">25</text:p>
          </table:table-cell>
          <table:table-cell table:style-name="Table1.A2" office:value-type="string">
            <text:p text:style-name="P42">There is no description for the method f1</text:p>
          </table:table-cell>
          <table:table-cell table:style-name="Table1.C2" office:value-type="string">
            <text:p text:style-name="P43">Medium</text:p>
          </table:table-cell>
        </table:table-row>
        <table:table-row>
          <table:table-cell table:style-name="Table1.A2" office:value-type="string">
            <text:p text:style-name="P38">33</text:p>
          </table:table-cell>
          <table:table-cell table:style-name="Table1.A2" office:value-type="string">
            <text:p text:style-name="P33">Method name, <text:span text:style-name="T7">f1,</text:span> is inappropriate </text:p>
          </table:table-cell>
          <table:table-cell table:style-name="Table1.C2" office:value-type="string">
            <text:p text:style-name="P21">Medium</text:p>
          </table:table-cell>
        </table:table-row>
        <table:table-row>
          <table:table-cell table:style-name="Table1.A2" office:value-type="string">
            <text:p text:style-name="P35">35</text:p>
          </table:table-cell>
          <table:table-cell table:style-name="Table1.A2" office:value-type="string">
            <text:p text:style-name="P35">Variable name, z, i<text:span text:style-name="T9">s an inappropriate name. Not descriptive</text:span></text:p>
          </table:table-cell>
          <table:table-cell table:style-name="Table1.C2" office:value-type="string">
            <text:p text:style-name="P21">Low</text:p>
          </table:table-cell>
        </table:table-row>
        <table:table-row>
          <table:table-cell table:style-name="Table1.A2" office:value-type="string">
            <text:p text:style-name="P37">36</text:p>
          </table:table-cell>
          <table:table-cell table:style-name="Table1.A2" office:value-type="string">
            <text:p text:style-name="P37">Switch <text:span text:style-name="T11">statement</text:span> will not <text:span text:style-name="T7">terminate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28">37</text:p>
          </table:table-cell>
          <table:table-cell table:style-name="Table1.A2" office:value-type="string">
            <text:p text:style-name="P36">There is no break for this statement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28">39 / 42</text:p>
          </table:table-cell>
          <table:table-cell table:style-name="Table1.A2" office:value-type="string">
            <text:p text:style-name="P33">Repetitive <text:span text:style-name="T7">case, do the same thing</text:span></text:p>
          </table:table-cell>
          <table:table-cell table:style-name="Table1.C2" office:value-type="string">
            <text:p text:style-name="P21">Low</text:p>
          </table:table-cell>
        </table:table-row>
        <table:table-row table:style-name="Table1.10">
          <table:table-cell table:style-name="Table1.A2" office:value-type="string">
            <text:p text:style-name="P35">42</text:p>
          </table:table-cell>
          <table:table-cell table:style-name="Table1.A2" office:value-type="string">
            <text:p text:style-name="P35"><text:span text:style-name="T10">“case2:” i</text:span>ndentation is <text:span text:style-name="T7">wrong</text:span></text:p>
          </table:table-cell>
          <table:table-cell table:style-name="Table1.C2" office:value-type="string">
            <text:p text:style-name="P32">Low</text:p>
          </table:table-cell>
        </table:table-row>
        <table:table-row table:style-name="Table1.10">
          <table:table-cell table:style-name="Table1.A2" office:value-type="string">
            <text:p text:style-name="P27">45</text:p>
          </table:table-cell>
          <table:table-cell table:style-name="Table1.A2" office:value-type="string">
            <text:p text:style-name="P27">Closing curly bracket, “<text:span text:style-name="T11">}”,</text:span> indentation is wrong </text:p>
          </table:table-cell>
          <table:table-cell table:style-name="Table1.C2" office:value-type="string">
            <text:p text:style-name="P21">Minimal</text:p>
          </table:table-cell>
        </table:table-row>
        <table:table-row table:style-name="Table1.10">
          <table:table-cell table:style-name="Table1.A2" office:value-type="string">
            <text:p text:style-name="P34">46</text:p>
          </table:table-cell>
          <table:table-cell table:style-name="Table1.A2" office:value-type="string">
            <text:p text:style-name="P34">Semicolon after if statement 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38">51</text:p>
          </table:table-cell>
          <table:table-cell table:style-name="Table1.A2" office:value-type="string">
            <text:p text:style-name="P33">There is no method description <text:span text:style-name="T2">for f2</text:span></text:p>
          </table:table-cell>
          <table:table-cell table:style-name="Table1.C2" office:value-type="string">
            <text:p text:style-name="P21">Low</text:p>
          </table:table-cell>
        </table:table-row>
        <table:table-row table:style-name="Table1.10">
          <table:table-cell table:style-name="Table1.A2" office:value-type="string">
            <text:p text:style-name="P33">51</text:p>
          </table:table-cell>
          <table:table-cell table:style-name="Table1.A2" office:value-type="string">
            <text:p text:style-name="P33">Method does nothing</text:p>
          </table:table-cell>
          <table:table-cell table:style-name="Table1.C2" office:value-type="string">
            <text:p text:style-name="P21">Medium</text:p>
          </table:table-cell>
        </table:table-row>
        <table:table-row table:style-name="Table1.10">
          <table:table-cell table:style-name="Table1.A2" office:value-type="string">
            <text:p text:style-name="P25">52</text:p>
          </table:table-cell>
          <table:table-cell table:style-name="Table1.A2" office:value-type="string">
            <text:p text:style-name="P25"><text:span text:style-name="T9">N</text:span>o check<text:span text:style-name="T9">s</text:span> for correct argument input <text:span text:style-name="T8">for f2 method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28">56</text:p>
          </table:table-cell>
          <table:table-cell table:style-name="Table1.A2" office:value-type="string">
            <text:p text:style-name="P28"><text:span text:style-name="T9">Incorrect Description of method,</text:span> there is only 3 arguments not 4 <text:span text:style-name="T9">in sum method</text:span></text:p>
          </table:table-cell>
          <table:table-cell table:style-name="Table1.C2" office:value-type="string">
            <text:p text:style-name="P32">Medium</text:p>
          </table:table-cell>
        </table:table-row>
        <table:table-row table:style-name="Table1.19">
          <table:table-cell table:style-name="Table1.A2" office:value-type="string">
            <text:p text:style-name="P26">60 / <text:span text:style-name="T3">73</text:span></text:p>
          </table:table-cell>
          <table:table-cell table:style-name="Table1.A2" office:value-type="string">
            <text:p text:style-name="P26">Second is spelled incorrectly</text:p>
          </table:table-cell>
          <table:table-cell table:style-name="Table1.C2" office:value-type="string">
            <text:p text:style-name="P21">Medium</text:p>
          </table:table-cell>
        </table:table-row>
        <table:table-row table:style-name="Table1.20">
          <table:table-cell table:style-name="Table1.A2" office:value-type="string">
            <text:p text:style-name="P28">61 / <text:span text:style-name="T3">74</text:span></text:p>
          </table:table-cell>
          <table:table-cell table:style-name="Table1.A2" office:value-type="string">
            <text:p text:style-name="P29">Description of method is incorrect, there <text:span text:style-name="T5">is no</text:span> 4<text:span text:style-name="T1">th</text:span><text:span text:style-name="T5"> argument</text:span> </text:p>
          </table:table-cell>
          <table:table-cell table:style-name="Table1.C2" office:value-type="string">
            <text:p text:style-name="P32">Medium</text:p>
          </table:table-cell>
        </table:table-row>
        <table:table-row table:style-name="Table1.10">
          <table:table-cell table:style-name="Table1.A2" office:value-type="string">
            <text:p text:style-name="P39">64 / <text:span text:style-name="T4">77</text:span></text:p>
          </table:table-cell>
          <table:table-cell table:style-name="Table1.A2" office:value-type="string">
            <text:p text:style-name="P28">Method name is inappropriate, <text:span text:style-name="T13">misleading name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31">64 / 77</text:p>
          </table:table-cell>
          <table:table-cell table:style-name="Table1.A2" office:value-type="string">
            <text:p text:style-name="P30">Both methods have the same name, <text:span text:style-name="T14">sum.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24">65</text:p>
          </table:table-cell>
          <table:table-cell table:style-name="Table1.A2" office:value-type="string">
            <text:p text:style-name="P24">Putting brackets around operation to make it clearer, <text:span text:style-name="T11">(first * second * third);</text:span></text:p>
          </table:table-cell>
          <table:table-cell table:style-name="Table1.C2" office:value-type="string">
            <text:p text:style-name="P23">Minimal</text:p>
          </table:table-cell>
        </table:table-row>
        <table:table-row table:style-name="Table1.10">
          <table:table-cell table:style-name="Table1.A2" office:value-type="string">
            <text:p text:style-name="P40">65</text:p>
          </table:table-cell>
          <table:table-cell table:style-name="Table1.A2" office:value-type="string">
            <text:p text:style-name="P25"><text:span text:style-name="T9">N</text:span>o check<text:span text:style-name="T9">s</text:span> for correct argument input <text:span text:style-name="T8">for sum method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10">
          <table:table-cell table:style-name="Table1.A2" office:value-type="string">
            <text:p text:style-name="P26">68</text:p>
          </table:table-cell>
          <table:table-cell table:style-name="Table1.A2" office:value-type="string">
            <text:p text:style-name="P26">Indentation of “/**” comment is <text:span text:style-name="T12">wrong</text:span></text:p>
          </table:table-cell>
          <table:table-cell table:style-name="Table1.C2" office:value-type="string">
            <text:p text:style-name="P21">Minimal</text:p>
          </table:table-cell>
        </table:table-row>
        <table:table-row table:style-name="Table1.10">
          <table:table-cell table:style-name="Table1.A2" office:value-type="string">
            <text:p text:style-name="P27"><text:span text:style-name="T14">69 / </text:span>75</text:p>
          </table:table-cell>
          <table:table-cell table:style-name="Table1.A2" office:value-type="string">
            <text:p text:style-name="P27">Description of method <text:span text:style-name="T9">states it </text:span>returns the sum of the the arguments, contradict<text:span text:style-name="T9">ing itself</text:span> previously sa<text:span text:style-name="T9">ying it returned</text:span> <text:span text:style-name="T9">largest of the arguments</text:span> </text:p>
          </table:table-cell>
          <table:table-cell table:style-name="Table1.C2" office:value-type="string">
            <text:p text:style-name="P22"/>
            <text:p text:style-name="P22">Medium</text:p>
          </table:table-cell>
        </table:table-row>
        <table:table-row table:style-name="Table1.27">
          <table:table-cell table:style-name="Table1.A2" office:value-type="string">
            <text:p text:style-name="P39">78</text:p>
          </table:table-cell>
          <table:table-cell table:style-name="Table1.A2" office:value-type="string">
            <text:p text:style-name="P28">Method does not return the expected output, <text:span text:style-name="T14">returns the third argument.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27">
          <table:table-cell table:style-name="Table1.A2" office:value-type="string">
            <text:p text:style-name="P41">78</text:p>
          </table:table-cell>
          <table:table-cell table:style-name="Table1.A2" office:value-type="string">
            <text:p text:style-name="P25"><text:span text:style-name="T9">N</text:span>o check<text:span text:style-name="T9">s</text:span> for correct argument input <text:span text:style-name="T8">for sum method</text:span></text:p>
          </table:table-cell>
          <table:table-cell table:style-name="Table1.C2" office:value-type="string">
            <text:p text:style-name="P21">High</text:p>
          </table:table-cell>
        </table:table-row>
        <table:table-row table:style-name="Table1.27">
          <table:table-cell table:style-name="Table1.A2" office:value-type="string">
            <text:p text:style-name="P44">88</text:p>
          </table:table-cell>
          <table:table-cell table:style-name="Table1.A2" office:value-type="string">
            <text:p text:style-name="P44">Main method does not terminate</text:p>
          </table:table-cell>
          <table:table-cell table:style-name="Table1.C2" office:value-type="string">
            <text:p text:style-name="P44">Hig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18:50.490111245</meta:creation-date>
    <dc:date>2019-03-22T12:48:48.375116406</dc:date>
    <meta:editing-duration>PT1H27M58S</meta:editing-duration>
    <meta:editing-cycles>26</meta:editing-cycles>
    <meta:generator>LibreOffice/6.0.7.3.0$Linux_X86_64 LibreOffice_project/00$Build-3</meta:generator>
    <meta:document-statistic meta:table-count="1" meta:image-count="0" meta:object-count="0" meta:page-count="3" meta:paragraph-count="120" meta:word-count="594" meta:character-count="3433" meta:non-whitespace-character-count="2942"/>
  </office:meta>
</office:document-meta>
</file>